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VIEDO TARACAYA, ALIC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53017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VIEDO TARACAYA, ALIC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5301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VIEDO TARACAYA, JOSEF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03619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2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5:40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